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 svg:font-family="S"/>
    <style:font-face style:name="SFMono-Regular" svg:font-family="SFMono-Regular, Consolas, 'Liberation Mono', Menlo, Courier, monospace"/>
    <style:font-face style:name="San" svg:font-family="San"/>
    <style:font-face style:name="Tahoma" svg:font-family="Tahoma, sans-serif, Arial, Helvetica"/>
    <style:font-face style:name="Libration Serif" svg:font-family="'Lib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3b08" officeooo:paragraph-rsid="001db5cd"/>
    </style:style>
    <style:style style:name="P2" style:family="paragraph" style:parent-style-name="Standard">
      <style:text-properties officeooo:rsid="00113b08" officeooo:paragraph-rsid="0020a2ee"/>
    </style:style>
    <style:style style:name="P3" style:family="paragraph" style:parent-style-name="Standard">
      <style:text-properties officeooo:rsid="00113b08" officeooo:paragraph-rsid="00211d09"/>
    </style:style>
    <style:style style:name="P4" style:family="paragraph" style:parent-style-name="Standard">
      <style:text-properties officeooo:rsid="001146de" officeooo:paragraph-rsid="001db5cd"/>
    </style:style>
    <style:style style:name="P5" style:family="paragraph" style:parent-style-name="Standard">
      <style:text-properties officeooo:rsid="0017b041" officeooo:paragraph-rsid="001ed0bb"/>
    </style:style>
    <style:style style:name="P6" style:family="paragraph" style:parent-style-name="Standard">
      <style:text-properties officeooo:rsid="00188c81" officeooo:paragraph-rsid="001ed0bb"/>
    </style:style>
    <style:style style:name="P7" style:family="paragraph" style:parent-style-name="Standard">
      <style:text-properties officeooo:paragraph-rsid="001db5cd"/>
    </style:style>
    <style:style style:name="P8" style:family="paragraph" style:parent-style-name="Standard">
      <style:text-properties officeooo:rsid="000fa759" officeooo:paragraph-rsid="001db5cd"/>
    </style:style>
    <style:style style:name="P9" style:family="paragraph" style:parent-style-name="Standard">
      <style:text-properties officeooo:rsid="00211d09" officeooo:paragraph-rsid="00211d09"/>
    </style:style>
    <style:style style:name="P10" style:family="paragraph" style:parent-style-name="Standard">
      <style:text-properties style:font-name="Liberation Serif" fo:font-size="12pt" officeooo:rsid="0022feeb" officeooo:paragraph-rsid="0022feeb" style:font-size-asian="10.5pt" style:font-size-complex="12pt"/>
    </style:style>
    <style:style style:name="P11" style:family="paragraph" style:parent-style-name="Standard">
      <style:text-properties officeooo:rsid="0024a510" officeooo:paragraph-rsid="0024a510"/>
    </style:style>
    <style:style style:name="P12" style:family="paragraph" style:parent-style-name="Standard">
      <style:text-properties officeooo:rsid="0020a2ee" officeooo:paragraph-rsid="0020a2ee"/>
    </style:style>
    <style:style style:name="P13" style:family="paragraph" style:parent-style-name="Standard">
      <style:text-properties officeooo:rsid="002d86e5" officeooo:paragraph-rsid="002d86e5"/>
    </style:style>
    <style:style style:name="P14" style:family="paragraph" style:parent-style-name="Standard" style:list-style-name="L1">
      <style:text-properties officeooo:paragraph-rsid="001ed0bb"/>
    </style:style>
    <style:style style:name="P15" style:family="paragraph" style:parent-style-name="Standard" style:list-style-name="L1">
      <style:text-properties officeooo:rsid="0017b041" officeooo:paragraph-rsid="002f29ef"/>
    </style:style>
    <style:style style:name="P16" style:family="paragraph" style:parent-style-name="Standard" style:list-style-name="L1">
      <style:text-properties officeooo:rsid="001f2a7a" officeooo:paragraph-rsid="001ed0bb"/>
    </style:style>
    <style:style style:name="P17" style:family="paragraph" style:parent-style-name="Standard" style:list-style-name="L1">
      <style:text-properties officeooo:rsid="002269ca" officeooo:paragraph-rsid="001ed0bb"/>
    </style:style>
    <style:style style:name="P18" style:family="paragraph" style:parent-style-name="Standard" style:list-style-name="L1">
      <style:text-properties officeooo:rsid="0017c7c1" officeooo:paragraph-rsid="001ed0bb"/>
    </style:style>
    <style:style style:name="P19" style:family="paragraph" style:parent-style-name="Standard" style:list-style-name="L1">
      <style:text-properties officeooo:rsid="00188c81" officeooo:paragraph-rsid="001ed0bb"/>
    </style:style>
    <style:style style:name="P20" style:family="paragraph" style:parent-style-name="Standard" style:list-style-name="L1">
      <style:text-properties style:font-name="DejaVu Sans Mono" fo:font-size="10pt" officeooo:rsid="00188c81" officeooo:paragraph-rsid="001ed0bb" style:font-size-asian="10pt" style:font-size-complex="10pt"/>
    </style:style>
    <style:style style:name="P21" style:family="paragraph" style:parent-style-name="Standard" style:list-style-name="L1">
      <style:text-properties officeooo:rsid="0019f77d" officeooo:paragraph-rsid="001ed0bb"/>
    </style:style>
    <style:style style:name="P22" style:family="paragraph" style:parent-style-name="Standard" style:list-style-name="L1">
      <style:text-properties officeooo:rsid="001a13cf" officeooo:paragraph-rsid="001ed0bb"/>
    </style:style>
    <style:style style:name="P23" style:family="paragraph" style:parent-style-name="Standard" style:list-style-name="L1">
      <style:text-properties fo:font-variant="normal" fo:text-transform="none" fo:color="#24292e" fo:letter-spacing="normal" officeooo:rsid="001d3942" officeooo:paragraph-rsid="001ed0bb"/>
    </style:style>
    <style:style style:name="P24" style:family="paragraph" style:parent-style-name="Standard" style:list-style-name="L1">
      <style:text-properties officeooo:rsid="001d3942" officeooo:paragraph-rsid="001ed0bb"/>
    </style:style>
    <style:style style:name="P25" style:family="paragraph" style:parent-style-name="Standard">
      <style:text-properties officeooo:rsid="001d3942" officeooo:paragraph-rsid="001ed0bb"/>
    </style:style>
    <style:style style:name="P26" style:family="paragraph" style:parent-style-name="Standard">
      <style:text-properties officeooo:rsid="001d3942" officeooo:paragraph-rsid="00326708"/>
    </style:style>
    <style:style style:name="P27" style:family="paragraph" style:parent-style-name="Standard" style:list-style-name="L2">
      <style:text-properties officeooo:rsid="001d3942" officeooo:paragraph-rsid="00326708"/>
    </style:style>
    <style:style style:name="P28" style:family="paragraph" style:parent-style-name="Standard" style:list-style-name="L2">
      <style:text-properties officeooo:paragraph-rsid="00326708"/>
    </style:style>
    <style:style style:name="T1" style:family="text">
      <style:text-properties officeooo:rsid="000fa759"/>
    </style:style>
    <style:style style:name="T2" style:family="text">
      <style:text-properties officeooo:rsid="00113b08"/>
    </style:style>
    <style:style style:name="T3" style:family="text">
      <style:text-properties officeooo:rsid="001146de"/>
    </style:style>
    <style:style style:name="T4" style:family="text">
      <style:text-properties style:text-underline-style="none"/>
    </style:style>
    <style:style style:name="T5" style:family="text">
      <style:text-properties style:text-underline-style="none" officeooo:rsid="001203d0"/>
    </style:style>
    <style:style style:name="T6" style:family="text">
      <style:text-properties style:text-underline-style="none" officeooo:rsid="0012a14b"/>
    </style:style>
    <style:style style:name="T7" style:family="text">
      <style:text-properties style:text-underline-style="none" officeooo:rsid="0020a2ee"/>
    </style:style>
    <style:style style:name="T8" style:family="text">
      <style:text-properties style:text-underline-style="none" officeooo:rsid="00211d09"/>
    </style:style>
    <style:style style:name="T9" style:family="text">
      <style:text-properties officeooo:rsid="001203d0"/>
    </style:style>
    <style:style style:name="T10" style:family="text">
      <style:text-properties officeooo:rsid="001621b3"/>
    </style:style>
    <style:style style:name="T11" style:family="text">
      <style:text-properties fo:font-variant="normal" fo:text-transform="none" fo:color="#24292e" fo:letter-spacing="normal" officeooo:rsid="001d3942"/>
    </style:style>
    <style:style style:name="T12" style:family="text">
      <style:text-properties fo:font-variant="normal" fo:text-transform="none" fo:color="#24292e" style:font-name="SFMono-Regular" fo:font-size="9.75pt" fo:letter-spacing="normal" fo:font-style="normal" fo:font-weight="normal" fo:background-color="transparent" loext:char-shading-value="0" loext:padding="0in" loext:border="none"/>
    </style:style>
    <style:style style:name="T13" style:family="text">
      <style:text-properties fo:font-variant="normal" fo:text-transform="none" fo:color="#24292e" fo:font-size="10pt" fo:letter-spacing="normal" officeooo:rsid="00188c81" fo:background-color="transparent" loext:char-shading-value="0" style:font-size-asian="10pt" style:font-size-complex="10pt" loext:padding="0in" loext:border="none"/>
    </style:style>
    <style:style style:name="T14" style:family="text">
      <style:text-properties fo:font-variant="normal" fo:text-transform="none" fo:color="#24292e" style:font-name="DejaVu Sans Mono" fo:font-size="10pt" fo:letter-spacing="normal" fo:font-style="normal" fo:font-weight="normal" fo:background-color="transparent" loext:char-shading-value="0" style:font-size-asian="10pt" style:font-size-complex="10pt" loext:padding="0in" loext:border="none"/>
    </style:style>
    <style:style style:name="T15" style:family="text">
      <style:text-properties fo:font-variant="normal" fo:text-transform="none" fo:color="#24292e" style:font-name="Libration Serif" fo:font-size="12pt" fo:letter-spacing="normal" fo:font-style="normal" fo:font-weight="normal" fo:background-color="transparent" loext:char-shading-value="0" style:font-size-asian="10.5pt" style:font-size-complex="12pt" loext:padding="0in" loext:border="none"/>
    </style:style>
    <style:style style:name="T16" style:family="text">
      <style:text-properties fo:font-variant="normal" fo:text-transform="none" fo:color="#24292e" style:font-name="Liberation Serif" fo:font-size="12pt" fo:letter-spacing="normal" fo:font-style="normal" fo:font-weight="normal" officeooo:rsid="00326708" fo:background-color="transparent" loext:char-shading-value="0" style:font-size-asian="10.5pt" style:font-size-complex="12pt" loext:padding="0in" loext:border="none"/>
    </style:style>
    <style:style style:name="T17" style:family="text">
      <style:text-properties fo:font-variant="normal" fo:text-transform="none" fo:color="#000000" style:font-name="SFMono-Regular" fo:font-size="9pt" fo:letter-spacing="normal" fo:font-style="normal" fo:font-weight="normal" officeooo:rsid="00326708" fo:background-color="transparent" loext:char-shading-value="0" style:font-size-asian="10.5pt" style:font-size-complex="12pt" loext:padding="0in" loext:border="none"/>
    </style:style>
    <style:style style:name="T18" style:family="text">
      <style:text-properties fo:font-variant="normal" fo:text-transform="none" fo:color="#000000" style:font-name="Liberation Serif" fo:font-size="12pt" fo:letter-spacing="normal" fo:font-style="normal" fo:font-weight="normal" officeooo:rsid="00326708" fo:background-color="transparent" loext:char-shading-value="0" style:font-size-asian="10.5pt" style:font-size-complex="12pt" loext:padding="0in" loext:border="none"/>
    </style:style>
    <style:style style:name="T19" style:family="text">
      <style:text-properties fo:font-variant="normal" fo:text-transform="none" fo:color="#000000" style:font-name="Tahoma" fo:font-size="9.75pt" fo:letter-spacing="normal" fo:font-style="normal" fo:font-weight="normal" officeooo:rsid="00326708" fo:background-color="transparent" loext:char-shading-value="0" style:font-size-asian="10.5pt" style:font-size-complex="12pt" loext:padding="0in" loext:border="none"/>
    </style:style>
    <style:style style:name="T20" style:family="text">
      <style:text-properties fo:font-variant="normal" fo:text-transform="none" fo:color="#3a6d99" style:text-line-through-style="none" style:text-line-through-type="none" style:font-name="Tahoma" fo:font-size="9.75pt" fo:letter-spacing="normal" fo:font-style="normal" style:text-underline-style="none" fo:font-weight="normal" officeooo:rsid="00326708" style:text-blinking="false" fo:background-color="#ffffff" loext:char-shading-value="0" style:font-size-asian="10.5pt" style:font-size-complex="12pt" loext:padding="0in" loext:border="none"/>
    </style:style>
    <style:style style:name="T21" style:family="text">
      <style:text-properties style:text-underline-style="solid" style:text-underline-width="auto" style:text-underline-color="font-color" fo:font-weight="normal" officeooo:rsid="0017c7c1" style:font-weight-asian="normal" style:font-weight-complex="normal"/>
    </style:style>
    <style:style style:name="T22" style:family="text">
      <style:text-properties officeooo:rsid="00188c81"/>
    </style:style>
    <style:style style:name="T23" style:family="text">
      <style:text-properties officeooo:rsid="0017c7c1"/>
    </style:style>
    <style:style style:name="T24" style:family="text">
      <style:text-properties officeooo:rsid="002052c2"/>
    </style:style>
    <style:style style:name="T25" style:family="text">
      <style:text-properties officeooo:rsid="0022f5b8"/>
    </style:style>
    <style:style style:name="T26" style:family="text">
      <style:text-properties officeooo:rsid="0019f77d"/>
    </style:style>
    <style:style style:name="T27" style:family="text">
      <style:text-properties officeooo:rsid="001d3942"/>
    </style:style>
    <style:style style:name="T28" style:family="text">
      <style:text-properties officeooo:rsid="001ec719"/>
    </style:style>
    <style:style style:name="T29" style:family="text">
      <style:text-properties style:font-name="DejaVu Sans Mono" fo:font-size="10pt" style:font-size-asian="10pt" style:font-size-complex="10pt"/>
    </style:style>
    <style:style style:name="T30" style:family="text">
      <style:text-properties style:font-name="DejaVu Sans Mono" fo:font-size="10pt" officeooo:rsid="0019fa1b" style:font-size-asian="10pt" style:font-size-complex="10pt"/>
    </style:style>
    <style:style style:name="T31" style:family="text">
      <style:text-properties style:font-name="DejaVu Sans Mono" fo:font-size="10pt" officeooo:rsid="00188c81" style:font-size-asian="10pt" style:font-size-complex="10pt"/>
    </style:style>
    <style:style style:name="T32" style:family="text">
      <style:text-properties style:font-name="DejaVu Sans Mono" fo:font-size="10pt" officeooo:rsid="0022d9ea" style:font-size-asian="10pt" style:font-size-complex="10pt"/>
    </style:style>
    <style:style style:name="T33" style:family="text">
      <style:text-properties officeooo:rsid="0019fa1b"/>
    </style:style>
    <style:style style:name="T34" style:family="text">
      <style:text-properties officeooo:rsid="0020a2ee"/>
    </style:style>
    <style:style style:name="T35" style:family="text">
      <style:text-properties officeooo:rsid="00211d09"/>
    </style:style>
    <style:style style:name="T36" style:family="text">
      <style:text-properties officeooo:rsid="0021f029"/>
    </style:style>
    <style:style style:name="T37" style:family="text">
      <style:text-properties officeooo:rsid="00228fbd"/>
    </style:style>
    <style:style style:name="T38" style:family="text">
      <style:text-properties officeooo:rsid="0024a510"/>
    </style:style>
    <style:style style:name="T39" style:family="text">
      <style:text-properties officeooo:rsid="00266be9"/>
    </style:style>
    <style:style style:name="T40" style:family="text">
      <style:text-properties fo:font-weight="bold" officeooo:rsid="001203d0" style:font-weight-asian="bold" style:font-weight-complex="bold"/>
    </style:style>
    <style:style style:name="T41" style:family="text">
      <style:text-properties fo:font-weight="bold" officeooo:rsid="00266be9" style:font-weight-asian="bold" style:font-weight-complex="bold"/>
    </style:style>
    <style:style style:name="T42" style:family="text">
      <style:text-properties officeooo:rsid="002862fb"/>
    </style:style>
    <style:style style:name="T43" style:family="text">
      <style:text-properties officeooo:rsid="002d8d4a"/>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penHAB setup with Phillips Hue lights, <text:line-break/><text:line-break/></text:p>
      <text:p text:style-name="P8">List of hardware:</text:p>
      <text:p text:style-name="P8">- Raspberry Pi 3</text:p>
      <text:p text:style-name="P8">- Fibaro Wall Plug FGWP-102<text:line-break/>- AEOTEC Smart Dimmer 6</text:p>
      <text:p text:style-name="P8">- Wemo Switch Smart Plug</text:p>
      <text:p text:style-name="P8">- Aeon Labs Z-Stick Gen5</text:p>
      <text:p text:style-name="P7">- <text:span text:style-name="T28">Phillips Hue Lamps</text:span></text:p>
      <text:p text:style-name="P7">- <text:span text:style-name="T28">Phillips Hue Bridge</text:span></text:p>
      <text:p text:style-name="P7"><text:span text:style-name="T1"><text:line-break/>1. Flush OpenHABianPi image on SD card.<text:line-break/><text:tab/>1.1 Download image file </text:span><text:a xlink:type="simple" xlink:href="https://github.com/openhab/openhabian/releases" text:style-name="Internet_20_link" text:visited-style-name="Visited_20_Internet_20_Link"><text:span text:style-name="T1">here</text:span></text:a><text:span text:style-name="T1">.</text:span> (Note: the file is <text:span text:style-name="Emphasis">xz </text:span>compressed)</text:p>
      <text:p text:style-name="P7"><text:span text:style-name="T3"><text:tab/>1.2 </text:span>Write the image to your SD card (e.g. with <text:a xlink:type="simple" xlink:href="https://etcher.io/" text:style-name="Internet_20_link" text:visited-style-name="Visited_20_Internet_20_Link">Etcher</text:a>, able to directly work with <text:span text:style-name="Emphasis">xz </text:span>files,</text:p>
      <text:p text:style-name="P7"><text:span text:style-name="T10">or on Linux simply xzcat image.img.xz <text:s/>| dd of=/dev/SDcard</text:span>)</text:p>
      <text:p text:style-name="P1">2. Boot Raspberry Pi with Openhabian image.</text:p>
      <text:p text:style-name="P4"><text:tab/>2.1 Make sure you have a steady power supply and internet connection(Wi-Fi or Ethernet), <text:span text:style-name="T39">connect a keyboard via USB and a monitor via HDMI.</text:span></text:p>
      <text:p text:style-name="P7"><text:span text:style-name="T2"><text:tab/>2.2 </text:span>Insert the SD card into the Raspberry Pi, connect Ethernet (<text:span text:style-name="T9">o</text:span><text:span text:style-name="T5">r Wi-Fi</text:span>) and power.</text:p>
      <text:p text:style-name="P7"><text:tab/><text:span text:style-name="T9">2.3 Wait until the setup is finished(15-45 minutes). After the setup you will be promted to login. Please log in with default login is </text:span><text:span text:style-name="T40">openhabian</text:span><text:span text:style-name="T9"> and password </text:span><text:span text:style-name="T40">openhabian</text:span><text:span text:style-name="T9">. </text:span>The device will be available under its IP or via the local DNS nam<text:span text:style-name="T9">e </text:span><text:span text:style-name="T40">open</text:span><text:span text:style-name="T41">HAB</text:span><text:span text:style-name="T40">ian</text:span><text:span text:style-name="T41">P</text:span><text:span text:style-name="T40">i</text:span><text:span text:style-name="T9">. OpenHAB 2 dashboard should be accessible on</text:span><text:span text:style-name="T4"> </text:span><text:span text:style-name="T6">port 8080 </text:span><text:a xlink:type="simple" xlink:href="http://openhabianpi:8080/" text:style-name="Internet_20_link" text:visited-style-name="Visited_20_Internet_20_Link"><text:span text:style-name="T4">http://open</text:span></text:a><text:a xlink:type="simple" xlink:href="http://openhabianpi:8080/" text:style-name="Internet_20_link" text:visited-style-name="Visited_20_Internet_20_Link"><text:span text:style-name="T7">HAB</text:span></text:a><text:a xlink:type="simple" xlink:href="http://openhabianpi:8080/" text:style-name="Internet_20_link" text:visited-style-name="Visited_20_Internet_20_Link"><text:span text:style-name="T4">ian</text:span></text:a><text:a xlink:type="simple" xlink:href="http://openhabianpi:8080/" text:style-name="Internet_20_link" text:visited-style-name="Visited_20_Internet_20_Link"><text:span text:style-name="T7">P</text:span></text:a><text:a xlink:type="simple" xlink:href="http://openhabianpi:8080/" text:style-name="Internet_20_link" text:visited-style-name="Visited_20_Internet_20_Link"><text:span text:style-name="T4">i:8080</text:span></text:a></text:p>
      <text:p text:style-name="P12">When opening the UI for the first time, you will be greeted with Initial Setup window. Please select “Standart Setup” from the four options.</text:p>
      <text:p text:style-name="P2"><text:span text:style-name="T34">When the setup is done, there will be 3 user interfaces available. Enter PaperUI, navigate to Addons section, then user inteface tab and install HABmin. Now open </text:span><text:a xlink:type="simple" xlink:href="http://openHABianPi:8080/" text:style-name="Internet_20_link" text:visited-style-name="Visited_20_Internet_20_Link">http://openHABianPi:8080</text:a><text:span text:style-name="T7"> and choose your freshly installed <text:s/>HABmin UI.</text:span><text:span text:style-name="T8"> </text:span></text:p>
      <text:p text:style-name="P3">3. <text:s/>In <text:span text:style-name="T35">HABmin </text:span>UI download necessary binding<text:span text:style-name="T35">s</text:span>:</text:p>
      <text:p text:style-name="P9">Navigate to Tools→Extensions→Bindings and install</text:p>
      <text:p text:style-name="P3"><text:tab/>* Hue binding</text:p>
      <text:p text:style-name="P1"><text:tab/>* Z-Wave binding</text:p>
      <text:p text:style-name="P1"><text:tab/>* Wemo binding</text:p>
      <text:p text:style-name="P11">To bind hue devices hue bridge must be connected via Ethernet cable to your home router. </text:p>
      <text:p text:style-name="P9"><text:s/>After installing the bindings some devices may be discovered and listed in the inbox, e.g. the Hue Bridge. Add it to the Things list via “add” button and push the “connect” button on the bridge. Now the light bulbs should be discovered.</text:p>
      <text:p text:style-name="P9">Z-Stick must be added manually. Click the “+” icon on the Things section, select Z-Wave binding→Z-Wave Controller and click “Save”. <text:span text:style-name="T37">Connect Z-Stick into one of Raspberry Pi’s USB ports. </text:span><text:s/><text:span text:style-name="T36">Now we have to set the port Z-Stick is connected to. Navigate to Configuration→Things→Z-Stick Controller→ Port Configuration. Enter the device serial port. It should be something like /dev/ttyACM*. To discover your z-stick serial port execute following command on your raspberry pi 3:</text:span></text:p>
      <text:p text:style-name="P9"><text:tab/><text:span text:style-name="T32">$ port_name=$(ls /dev/ | grep ttyACM)&amp;&amp; echo “/dev/$port_name”</text:span></text:p>
      <text:p text:style-name="P10">(if there is no output make sure z-stick is plugged in)</text:p>
      <text:p text:style-name="P10">To include Fibaro Wall Plug and Smart Dimmer to a Z-Wave network first unplug your Z-Stick, push the action button to enter inclusion mode(LED will slowly blink blue). Now <text:span text:style-name="T38">perform network inclusion <text:s text:c="4"/>actions on the Wallplug and Dimmer(See user guide). After connecting Z-Stick back to the Raspberry Pi, your z-wave devices</text:span> <text:span text:style-name="T38">will be added to the inbox.</text:span></text:p>
      <text:p text:style-name="P1"><text:soft-page-break/></text:p>
      <text:p text:style-name="P1"/>
      <text:p text:style-name="P5">Adding Wi-Fi configuration with your Android smartphone via Bluetooth:</text:p>
      <text:p text:style-name="P13">You will need to install (or build by yourself and install) application on your smartphone and <text:span text:style-name="T43">install a python script on your Raspberry Pi 3.</text:span></text:p>
      <text:p text:style-name="P5"/>
      <text:list xml:id="list6984230655898145968" text:style-name="L1">
        <text:list-item>
          <text:p text:style-name="P15">Install <text:span text:style-name="T21">RPi3 Wifi Config Tool</text:span> on your <text:span text:style-name="T22">s</text:span>martphone <text:span text:style-name="T23">via .apk package (that comes with this guide) or you can build it using Android Studio (</text:span><text:a xlink:type="simple" xlink:href="https://github.com/brendan-myers/rpi3-wifi-conf.git" text:style-name="Internet_20_link" text:visited-style-name="Visited_20_Internet_20_Link"><text:span text:style-name="T23">https://github.com/brendan-myers/rpi3-wifi-conf.git</text:span></text:a><text:span text:style-name="T23"> or version with Wi-Fi discovery feature </text:span><text:a xlink:type="simple" xlink:href="https://drive.google.com/file/d/0BztmKCmYSDZ1ZWw0cDVTUG1JWTA/view?usp=sharing" text:style-name="Internet_20_link" text:visited-style-name="Visited_20_Internet_20_Link"><text:span text:style-name="T23">https://drive.google.com/file/d/0BztmKCmYSDZ1ZWw0cDVTUG1JWTA/view?usp=sharing</text:span></text:a><text:span text:style-name="T23"> ).</text:span></text:p>
        </text:list-item>
        <text:list-item>
          <text:p text:style-name="P16">Download python script from github:</text:p>
          <text:list>
            <text:list-header>
              <text:p text:style-name="P16"><text:span text:style-name="T30">$ </text:span><text:span text:style-name="T29">git clone </text:span><text:a xlink:type="simple" xlink:href="https://github.com/brendan-myers/rpi3-wifi-conf.git" text:style-name="Internet_20_link" text:visited-style-name="Visited_20_Internet_20_Link"><text:span text:style-name="T29">https://github.com/brendan-myers/rpi3-wifi-conf.git</text:span></text:a></text:p>
              <text:p text:style-name="P17">This will make a new directory named<text:span text:style-name="T24"> rpi3-wifi-conf </text:span>in your current working directory</text:p>
            </text:list-header>
          </text:list>
        </text:list-item>
        <text:list-item>
          <text:p text:style-name="P18">Now you will need to install and configure Python script on your Raspberry Pi 3. So run following commands in terminal:</text:p>
          <text:list>
            <text:list-item>
              <text:p text:style-name="P19"><text:span text:style-name="T30">$ </text:span><text:span text:style-name="T29">sudo apt-get install python-bluez</text:span> (installs the python bluetooth library)</text:p>
            </text:list-item>
            <text:list-item>
              <text:p text:style-name="P14"><text:span text:style-name="T22">Open /etc/systemd/system/dbus-org.bluez.service via nano:<text:line-break/><text:tab/></text:span><text:span text:style-name="T31">$ sudo nano /etc/systemd/system/dbus-org.bluez.service</text:span><text:span text:style-name="T22"> and modify the </text:span><text:span text:style-name="T31">ExecStart</text:span><text:span text:style-name="T22"> param - </text:span><text:span text:style-name="Source_20_Text"><text:span text:style-name="T13"><text:s/></text:span></text:span><text:span text:style-name="Source_20_Text"><text:span text:style-name="T14">ExecStart=/usr/lib/bluetooth/</text:span></text:span><text:bookmark-start text:name="__DdeLink__311_1012315687"/><text:span text:style-name="Source_20_Text"><text:span text:style-name="T14">bluetoothd</text:span></text:span><text:bookmark-end text:name="__DdeLink__311_1012315687"/><text:span text:style-name="Source_20_Text"><text:span text:style-name="T14"> -C</text:span></text:span></text:p>
            </text:list-item>
            <text:list-item>
              <text:p text:style-name="P19"><text:span text:style-name="T30">$ </text:span><text:span text:style-name="T29">sudo sdptool add SP</text:span> (loads serial port profile)</text:p>
            </text:list-item>
            <text:list-item>
              <text:p text:style-name="P19"><text:span text:style-name="T30">$ </text:span><text:span text:style-name="T29">sudo reboot</text:span> (restarts your Raspberry Pi 3)</text:p>
            </text:list-item>
            <text:list-item>
              <text:p text:style-name="P19">Pair your phone with Raspberry Pi 3. Turn your phone’s bluetooth on. On Pie run:</text:p>
              <text:list>
                <text:list-item>
                  <text:list>
                    <text:list-item>
                      <text:list>
                        <text:list-header>
                          <text:p text:style-name="P20"><text:span text:style-name="T33">$ </text:span>bluetoothctl</text:p>
                          <text:p text:style-name="P20"><text:span text:style-name="T42"># </text:span>power on</text:p>
                          <text:p text:style-name="P20"><text:span text:style-name="T42"># </text:span>discoverable on</text:p>
                          <text:p text:style-name="P20"><text:span text:style-name="T42"># </text:span>scan on</text:p>
                        </text:list-header>
                      </text:list>
                      <text:p text:style-name="P19">Your phone will appear in the list of available deivces. Take note of the address of your phone <text:span text:style-name="T42">(6 columns (bytes) seperated by :)</text:span>.</text:p>
                      <text:list text:continue-numbering="true">
                        <text:list-header>
                          <text:p text:style-name="P20"><text:span text:style-name="T42"># </text:span>trust &lt;PHONE_ADDRESS&gt;</text:p>
                          <text:p text:style-name="P20"><text:span text:style-name="T42"># </text:span>pair &lt;PHONE_ADDRESS&gt;</text:p>
                        </text:list-header>
                      </text:list>
                    </text:list-item>
                  </text:list>
                </text:list-item>
              </text:list>
            </text:list-item>
          </text:list>
        </text:list-item>
      </text:list>
      <text:p text:style-name="P6"><text:tab/><text:tab/> <text:s text:c="6"/>Accept the pin, and exit bluetooth ctl:</text:p>
      <text:p text:style-name="P6"><text:tab/><text:tab/><text:tab/><text:span text:style-name="T42">#</text:span><text:span text:style-name="T30"> </text:span><text:span text:style-name="T29"><text:s/>quit</text:span></text:p>
      <text:list xml:id="list181321670374674" text:continue-numbering="true" text:style-name="L1">
        <text:list-item>
          <text:list>
            <text:list-item>
              <text:p text:style-name="P16"><text:span text:style-name="T30">$ </text:span><text:span text:style-name="T29">sudo pip install wifi</text:span> (installs python wifi library)</text:p>
            </text:list-item>
            <text:list-item>
              <text:p text:style-name="P19"><text:span text:style-name="T25">Enter your rpi3-wifi-conf directory and r</text:span>un the script:</text:p>
              <text:list>
                <text:list-item>
                  <text:p text:style-name="P19"><text:span text:style-name="T30">$ </text:span><text:span text:style-name="T29">chmod +x run.py</text:span> <text:span text:style-name="T26">(makes script executable)</text:span></text:p>
                </text:list-item>
                <text:list-item>
                  <text:p text:style-name="P21"><text:span text:style-name="T30">$ </text:span><text:span text:style-name="T29">sudo ./run.py</text:span> (runs the script)</text:p>
                </text:list-item>
              </text:list>
            </text:list-item>
            <text:list-item>
              <text:p text:style-name="P21">Now you are able to configure Wi-Fi (SSID or name and password for your Wi-Fi access point) via Android phone.</text:p>
            </text:list-item>
            <text:list-item>
              <text:p text:style-name="P22">(Optional) If you want to reconfigure Wi-Fi settings (SSID and password) later. You have to run the script (see 2.6.2) again. <text:span text:style-name="T27">You can make this script run on RPi3 startup by edditing </text:span><text:span text:style-name="T11">/etc/rc.local file via nano:</text:span></text:p>
              <text:list>
                <text:list-item>
                  <text:p text:style-name="P23">sudo nano /etc/rc.local</text:p>
                </text:list-item>
                <text:list-item>
                  <text:p text:style-name="P24"><text:span text:style-name="Source_20_Text"><text:span text:style-name="T12">add this line (sleep 10; /path/to/script/./run.py)&amp;</text:span></text:span></text:p>
                </text:list-item>
              </text:list>
            </text:list-item>
          </text:list>
        </text:list-item>
      </text:list>
      <text:p text:style-name="P25"><text:span text:style-name="Source_20_Text"><text:span text:style-name="T15"/></text:span></text:p>
      <text:p text:style-name="P26"><text:span text:style-name="Source_20_Text"><text:span text:style-name="T16">Alternatively, you can build custom image to add wi-fi configuration via bluetooth feature:</text:span></text:span></text:p>
      <text:list xml:id="list7746925326771101801" text:style-name="L2">
        <text:list-item>
          <text:p text:style-name="P27"><text:span text:style-name="Source_20_Text"><text:span text:style-name="T16">clone the openhabian repo:</text:span></text:span></text:p>
          <text:list>
            <text:list-item>
              <text:p text:style-name="P27"><text:span text:style-name="Source_20_Text"><text:span text:style-name="T16">git clone </text:span></text:span><text:a xlink:type="simple" xlink:href="https://github.com/openhab/openhabian.git" text:style-name="Internet_20_link" text:visited-style-name="Visited_20_Internet_20_Link"><text:span text:style-name="Source_20_Text">https://github.com/openhab/openhabian.git</text:span></text:a></text:p>
            </text:list-item>
            <text:list-item>
              <text:p text:style-name="P27"><text:span text:style-name="Source_20_Text"><text:span text:style-name="T16">In build-rpi-raspbian there is a file first_boot.sh:</text:span></text:span></text:p>
            </text:list-item>
            <text:list-item>
              <text:p text:style-name="P28"><text:soft-page-break/><text:span text:style-name="Source_20_Text"><text:span text:style-name="T16">Add following lines berfore this line </text:span></text:span><text:span text:style-name="Source_20_Text"><text:span text:style-name="T17">echo</text:span></text:span><text:span text:style-name="Source_20_Text"><text:span text:style-name="T18"> </text:span></text:span><text:span text:style-name="Source_20_Text"><text:span text:style-name="T17">"$(timestamp) [openHABian] Executing 'openhabian-setup.sh unattended'" :<text:line-break/><text:line-break/></text:span></text:span><text:span text:style-name="Source_20_Text"><text:span text:style-name="T19">echo -e '################################################ \n</text:span></text:span><text:span text:style-name="Source_20_Text"><text:span text:style-name="T17"><text:line-break/></text:span></text:span><text:span text:style-name="Source_20_Text"><text:span text:style-name="T19"># this part of startup script runs wifi configuration \n</text:span></text:span><text:span text:style-name="Source_20_Text"><text:span text:style-name="T17"><text:line-break/></text:span></text:span><text:span text:style-name="Source_20_Text"><text:span text:style-name="T19"># feature via bluetooth \n</text:span></text:span><text:span text:style-name="Source_20_Text"><text:span text:style-name="T17"><text:line-break/></text:span></text:span><text:span text:style-name="Source_20_Text"><text:span text:style-name="T19">git clone </text:span></text:span><text:a xlink:type="simple" xlink:href="https://github.com/brendan-myers/rpi3-wifi-conf.git" office:target-frame-name="_blank" xlink:show="new" text:style-name="Internet_20_link" text:visited-style-name="Visited_20_Internet_20_Link"><text:span text:style-name="Source_20_Text"><text:span text:style-name="T20">https://github.com/brendan-myers/rpi3-wifi-conf.git</text:span></text:span></text:a><text:span text:style-name="Source_20_Text"><text:span text:style-name="T17"> </text:span></text:span><text:span text:style-name="Source_20_Text"><text:span text:style-name="T19">\n</text:span></text:span><text:span text:style-name="Source_20_Text"><text:span text:style-name="T17"><text:line-break/></text:span></text:span><text:span text:style-name="Source_20_Text"><text:span text:style-name="T19"># install bluez library \n</text:span></text:span><text:span text:style-name="Source_20_Text"><text:span text:style-name="T17"><text:line-break/></text:span></text:span><text:span text:style-name="Source_20_Text"><text:span text:style-name="T19">apt-get install -y python-bluez \n</text:span></text:span><text:span text:style-name="Source_20_Text"><text:span text:style-name="T17"><text:line-break/></text:span></text:span><text:span text:style-name="Source_20_Text"><text:span text:style-name="T19">sed -i '/ExecStart=\/usr\/lib\/bluetooth\/bluetoothd/c\ExecStart=\/usr\/lib\/bluetooth\/bluetoothd\ -C' /etc/systemd/system/dbus-org.bluez.service \n</text:span></text:span><text:span text:style-name="Source_20_Text"><text:span text:style-name="T17"><text:line-break/></text:span></text:span><text:span text:style-name="Source_20_Text"><text:span text:style-name="T19"># reinstall the newest pip \n</text:span></text:span><text:span text:style-name="Source_20_Text"><text:span text:style-name="T17"><text:line-break/></text:span></text:span><text:span text:style-name="Source_20_Text"><text:span text:style-name="T19">apt-get remove -y python-pip \n</text:span></text:span><text:span text:style-name="Source_20_Text"><text:span text:style-name="T17"><text:line-break/></text:span></text:span><text:span text:style-name="Source_20_Text"><text:span text:style-name="T19">easy_install pip \n </text:span></text:span><text:span text:style-name="Source_20_Text"><text:span text:style-name="T17"><text:line-break/></text:span></text:span><text:span text:style-name="Source_20_Text"><text:span text:style-name="T19">\n</text:span></text:span><text:span text:style-name="Source_20_Text"><text:span text:style-name="T17"><text:line-break/></text:span></text:span><text:span text:style-name="Source_20_Text"><text:span text:style-name="T19"># install wifi library \n</text:span></text:span><text:span text:style-name="Source_20_Text"><text:span text:style-name="T17"><text:line-break/></text:span></text:span><text:span text:style-name="Source_20_Text"><text:span text:style-name="T19">pip install wifi \n</text:span></text:span><text:span text:style-name="Source_20_Text"><text:span text:style-name="T17"><text:line-break/></text:span></text:span><text:span text:style-name="Source_20_Text"><text:span text:style-name="T19">\n</text:span></text:span><text:span text:style-name="Source_20_Text"><text:span text:style-name="T17"><text:line-break/></text:span></text:span><text:span text:style-name="Source_20_Text"><text:span text:style-name="T19"># run on startup \n</text:span></text:span><text:span text:style-name="Source_20_Text"><text:span text:style-name="T17"><text:line-break/></text:span></text:span><text:span text:style-name="Source_20_Text"><text:span text:style-name="T19">chmod +x rpi3-wifi-conf/</text:span></text:span><text:a xlink:type="simple" xlink:href="http://run.py/" office:target-frame-name="_blank" xlink:show="new" text:style-name="Internet_20_link" text:visited-style-name="Visited_20_Internet_20_Link"><text:span text:style-name="Source_20_Text"><text:span text:style-name="T20">run.py</text:span></text:span></text:a><text:span text:style-name="Source_20_Text"><text:span text:style-name="T17"> </text:span></text:span><text:span text:style-name="Source_20_Text"><text:span text:style-name="T19">\n</text:span></text:span><text:span text:style-name="Source_20_Text"><text:span text:style-name="T17"><text:line-break/></text:span></text:span><text:span text:style-name="Source_20_Text"><text:span text:style-name="T19">path_to_script="$(dirname $(readlink -f rpi3-wifi-conf/</text:span></text:span><text:a xlink:type="simple" xlink:href="http://run.py/" office:target-frame-name="_blank" xlink:show="new" text:style-name="Internet_20_link" text:visited-style-name="Visited_20_Internet_20_Link"><text:span text:style-name="Source_20_Text"><text:span text:style-name="T20">run.py</text:span></text:span></text:a><text:span text:style-name="Source_20_Text"><text:span text:style-name="T19">))" \n</text:span></text:span><text:span text:style-name="Source_20_Text"><text:span text:style-name="T17"><text:line-break/></text:span></text:span><text:span text:style-name="Source_20_Text"><text:span text:style-name="T19">echo "(sleep 10; $path_to_script/./</text:span></text:span><text:a xlink:type="simple" xlink:href="http://run.py/" office:target-frame-name="_blank" xlink:show="new" text:style-name="Internet_20_link" text:visited-style-name="Visited_20_Internet_20_Link"><text:span text:style-name="Source_20_Text"><text:span text:style-name="T20">run.py</text:span></text:span></text:a><text:span text:style-name="Source_20_Text"><text:span text:style-name="T19">)&amp;" \n</text:span></text:span><text:span text:style-name="Source_20_Text"><text:span text:style-name="T17"><text:line-break/></text:span></text:span><text:span text:style-name="Source_20_Text"><text:span text:style-name="T19">\n</text:span></text:span><text:span text:style-name="Source_20_Text"><text:span text:style-name="T17"><text:line-break/></text:span></text:span><text:span text:style-name="Source_20_Text"><text:span text:style-name="T19">sdptool add SP \n</text:span></text:span><text:span text:style-name="Source_20_Text"><text:span text:style-name="T17"><text:line-break/></text:span></text:span><text:span text:style-name="Source_20_Text"><text:span text:style-name="T19">' &gt;&gt; /opt/openhabian/</text:span></text:span><text:a xlink:type="simple" xlink:href="http://openhabian-setup.sh/" office:target-frame-name="_blank" xlink:show="new" text:style-name="Internet_20_link" text:visited-style-name="Visited_20_Internet_20_Link"><text:span text:style-name="Source_20_Text"><text:span text:style-name="T20">openhabian-setup.sh</text:span></text:span></text:a><text:span text:style-name="Source_20_Text"><text:span text:style-name="T17"><text:line-break/><text:line-break/></text:span></text:span><text:span text:style-name="Source_20_Text"><text:span text:style-name="T19">echo -e 'echo -e "power on\ndiscoverable on\npairable on" | bluetoothctl' &gt;&gt; /etc/rc.local</text:span></text:span></text:p>
            </text:list-item>
            <text:list-item>
              <text:p text:style-name="P28"><text:span text:style-name="Source_20_Text"><text:span text:style-name="T17">Run: <text:s/>sudo ./build-rpi-raspbian.sh go. Wait approximately 10 minutes</text:span></text:span></text:p>
            </text:list-item>
            <text:list-item>
              <text:p text:style-name="P28"><text:span text:style-name="Source_20_Text"><text:span text:style-name="T17">Burn this image and run rpi3</text:span></text:span></text:p>
            </text:list-item>
            <text:list-item>
              <text:p text:style-name="P28"><text:span text:style-name="Source_20_Text"><text:span text:style-name="T17">Reboot your pi and you will be able to pair your smartphone with your pi3.</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 svg:font-family="S"/>
    <style:font-face style:name="SFMono-Regular" svg:font-family="SFMono-Regular, Consolas, 'Liberation Mono', Menlo, Courier, monospace"/>
    <style:font-face style:name="San" svg:font-family="San"/>
    <style:font-face style:name="Tahoma" svg:font-family="Tahoma, sans-serif, Arial, Helvetica"/>
    <style:font-face style:name="Libration Serif" svg:font-family="'Lib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3:52:07.866851440</meta:creation-date>
    <dc:date>2017-09-04T17:21:23.992026210</dc:date>
    <meta:editing-duration>PT1H54S</meta:editing-duration>
    <meta:editing-cycles>11</meta:editing-cycles>
    <meta:generator>LibreOffice/5.1.6.2$Linux_X86_64 LibreOffice_project/10m0$Build-2</meta:generator>
    <meta:document-statistic meta:table-count="0" meta:image-count="0" meta:object-count="0" meta:page-count="3" meta:paragraph-count="65" meta:word-count="978" meta:character-count="6459" meta:non-whitespace-character-count="5494"/>
  </office:meta>
</office:document-meta>
</file>